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3EF200002F57C46B4C7B.svm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middle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ff0000" draw:fill="none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width="6.3437in" svg:height="4.7717in" draw:z-index="0">
        <draw:image xlink:href="Pictures/2000000700003EF200002F57C46B4C7B.svm" xlink:type="simple" xlink:show="embed" xlink:actuate="onLoad"/>
      </draw:frame>
      <text:p text:style-name="Standard"><draw:ellipse text:anchor-type="paragraph" draw:z-index="1" draw:style-name="gr1" draw:text-style-name="P1" svg:width="1.5835in" svg:height="0.3024in" svg:x="0.8374in" svg:y="1.5327in"><text:p/></draw:ellips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3in" fo:page-height="4.8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Hansen</meta:initial-creator>
    <meta:creation-date>2013-11-14T12:18:57.10</meta:creation-date>
    <dc:date>2013-11-15T16:48:14.35</dc:date>
    <dc:creator>Jeremy Hansen</dc:creator>
    <meta:editing-duration>PT4M39S</meta:editing-duration>
    <meta:editing-cycles>2</meta:editing-cycles>
    <meta:generator>OpenOffice.org/3.4.1$Win32 OpenOffice.org_project/341m1$Build-9593</meta:generator>
    <meta:document-statistic meta:table-count="0" meta:image-count="1" meta:object-count="0" meta:page-count="1" meta:paragraph-count="0" meta:word-count="0" meta:character-count="0"/>
  </office:meta>
</office:document-meta>
</file>